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1cm" fo:margin-left="0cm" table:align="left" style:writing-mode="lr-tb"/>
    </style:style>
    <style:style style:name="Table1.A" style:family="table-column">
      <style:table-column-properties style:column-width="15.901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.423cm" loext:contextual-spacing="false" fo:orphans="2" fo:widows="2" fo:text-indent="0cm" style:auto-text-indent="false" style:page-number="auto" fo:background-color="transparent" style:border-line-width-bottom="0.026cm 0.026cm 0.002cm" fo:padding="0.049cm" fo:border-left="none" fo:border-right="none" fo:border-top="none" fo:border-bottom="1.56pt double #000000" style:shadow="non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4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5" style:family="paragraph" style:parent-style-name="Text_20_body">
      <style:text-properties style:font-name="Garamond" fo:font-size="10pt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7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Garamond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style:font-size-asian="10pt" style:font-size-complex="10pt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Garamond" fo:font-size="10pt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left="0cm" fo:margin-right="1.101cm" fo:margin-top="0cm" fo:margin-bottom="0.499cm" loext:contextual-spacing="false" fo:orphans="2" fo:widows="2" fo:text-indent="0cm" style:auto-text-indent="false" fo:background-color="transparent" text:number-lines="false" text:line-number="0" style:writing-mode="lr-tb"/>
      <style:text-properties style:font-name="Garamon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  <style:style style:name="T3" style:family="text">
      <style:text-properties officeooo:rsid="001d016a"/>
    </style:style>
    <style:style style:name="T4" style:family="text">
      <style:text-properties officeooo:rsid="001d7e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S 192 Software Engineering II</text:p>
      <text:p text:style-name="P6">Lessons Learned Report</text:p>
      <text:p text:style-name="P4"><office:annotation><dc:date>2015-02-03T16:20:26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Prepared by: Jairus John A. Garcia</text:p>
            <text:p text:style-name="P9">Date: <text:span text:style-name="T4">March</text:span> 3, 2017</text:p>
            <text:p text:style-name="P9">Developer’s Group Name: NoIdea</text:p>
            <text:p text:style-name="P9">Project Name: CalendarHub</text:p>
            <text:p text:style-name="P9">Sprint Number: <text:span text:style-name="T4">3</text:span></text:p>
          </table:table-cell>
        </table:table-row>
        <table:table-row>
          <table:table-cell table:style-name="Table1.A2" office:value-type="string">
            <text:p text:style-name="P7">1. <text:span text:style-name="T2"><text:s/>What were the main lessons your team learned in this sprint?</text:span></text:p>
            <text:p text:style-name="P10"><text:s text:c="10"/><text:span text:style-name="T3">The team was able to learn and be familiar with javascript techniques.</text:span></text:p>
            <text:p text:style-name="P10"/>
            <text:p text:style-name="P10"/>
            <text:p text:style-name="P11">2. <text:s text:c="2"/>Describe one example of what went right in this sprint.</text:p>
            <text:p text:style-name="P10"><text:s text:c="10"/><text:span text:style-name="T3">The events followed the expected color according to their categories.</text:span></text:p>
            <text:p text:style-name="P10"/>
            <text:p text:style-name="P10"/>
            <text:p text:style-name="P11">3.<text:span text:style-name="T2"> <text:s text:c="3"/></text:span>Describe one example of what went wrong in this sprint.</text:p>
            <text:p text:style-name="P11"><text:s text:c="4"/><text:span text:style-name="T3">The plan has been properly executed and no bugs has been discovered so far.</text:span></text:p>
            <text:p text:style-name="P11"/>
            <text:p text:style-name="P2"/>
            <text:p text:style-name="P11">4.<text:span text:style-name="T2"> <text:s text:c="3"/></text:span>What will you do differently on the next sprint based on your experience working on this current sprint?</text:p>
            <text:p text:style-name="P10"><text:s text:c="10"/><text:span text:style-name="T3">We will try to further study how the scripting methods work and other additional <text:s text:c="5"/>techniques to further improve the interface.</text:span></text:p>
            <text:p text:style-name="P8"/>
            <text:p text:style-name="P12"><text:soft-page-break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423cm" loext:contextual-spacing="false" fo:orphans="2" fo:widows="2" fo:text-indent="0cm" style:auto-text-indent="false" style:page-number="auto" fo:background-color="transparent" style:border-line-width-bottom="0.026cm 0.026cm 0.002cm" fo:padding="0.049cm" fo:border-left="none" fo:border-right="none" fo:border-top="none" fo:border-bottom="1.56pt double #000000" style:shadow="non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3-16T01:57:32.959976916</dc:date>
    <meta:print-date>2006-07-28T14:33:00</meta:print-date>
    <meta:editing-cycles>16</meta:editing-cycles>
    <meta:editing-duration>PT1H17M</meta:editing-duration>
    <meta:generator>LibreOffice/5.1.4.2$Linux_X86_64 LibreOffice_project/10m0$Build-2</meta:generator>
    <meta:document-statistic meta:table-count="1" meta:image-count="0" meta:object-count="0" meta:page-count="2" meta:paragraph-count="18" meta:word-count="138" meta:character-count="853" meta:non-whitespace-character-count="680"/>
  </office:meta>
</office:document-meta>
</file>